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fill="solid" draw:fill-color="#ff972f" draw:textarea-vertical-align="top" draw:auto-grow-height="false" draw:fit-to-size="false" style:shrink-to-fit="false" fo:min-height="2.349cm" fo:min-width="8.724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.018cm" svg:stroke-color="#3f3f3f" draw:marker-start="msArrowOvalEnd_20_5" draw:marker-start-width="0.21cm" draw:marker-start-center="true" draw:marker-end="msArrowEnd_20_5" draw:marker-end-width="0.21cm" draw:marker-end-center="false" draw:stroke-linejoin="miter" svg:stroke-linecap="butt" draw:fill="none" draw:textarea-vertical-align="top" draw:auto-grow-height="false" fo:min-height="9.75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withoutfill">
      <style:graphic-properties draw:stroke="dash" draw:stroke-dash="Dash_20__28_Rounded_29_" svg:stroke-width="0.1cm" svg:stroke-color="#000000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7" style:family="graphic" style:parent-style-name="standard" style:list-style-name="L1">
      <style:graphic-properties draw:stroke="solid" svg:stroke-width="0cm" svg:stroke-color="#000000" draw:fill="solid" draw:fill-color="#ff6d6d" draw:textarea-vertical-align="top" draw:auto-grow-height="false" draw:fit-to-size="false" style:shrink-to-fit="false" fo:min-height="2.211cm" fo:min-width="2.39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draw:fill="solid" draw:fill-color="#ff6d6d" draw:textarea-vertical-align="top" draw:auto-grow-height="false" draw:fit-to-size="false" style:shrink-to-fit="false" fo:min-height="2.193cm" fo:min-width="2.39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draw:fill="solid" draw:fill-color="#ff6d6d" draw:textarea-vertical-align="top" draw:auto-grow-height="false" draw:fit-to-size="false" style:shrink-to-fit="false" fo:min-height="2.193cm" fo:min-width="2.39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972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hyphenate="false"/>
    </style:style>
    <style:style style:name="P11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8pt" style:font-size-complex="8pt" fo:hyphenate="false"/>
    </style:style>
    <style:style style:name="P13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8pt" style:font-size-complex="8pt" fo:hyphenate="false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4pt" fo:letter-spacing="normal" fo:language="fr" fo:country="FR" fo:font-style="normal" style:text-underline-style="none" fo:font-weight="normal" fo:background-color="transparent" style:font-size-asian="4pt" style:font-style-asian="normal" style:font-weight-asian="normal" style:font-size-complex="4pt" style:font-style-complex="normal" style:font-weight-complex="normal"/>
    </style:style>
    <style:style style:name="T3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fo:color="#3f3f3f" loext:opacity="100%" style:text-line-through-style="none" style:text-line-through-type="none" style:text-position="0% 100%" style:font-name="Arial Narrow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5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3pt" fo:letter-spacing="normal" fo:language="fr" fo:country="FR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3f3f3f" loext:opacity="100%" style:text-line-through-style="none" style:text-line-through-type="none" style:text-position="0% 100%" style:font-name="Arial1" fo:letter-spacing="normal" fo:language="fr" fo:country="FR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CustomShape 2" draw:style-name="gr1" draw:text-style-name="P3" draw:layer="layout" svg:width="9.223cm" svg:height="2.598cm" svg:x="0.166cm" svg:y="0.516cm">
          <text:p text:style-name="P1"><text:span text:style-name="T1">MFEM-MGIS-MFRONT</text:span></text:p>
          <text:p text:style-name="P2"><text:span text:style-name="T2"/></text:p>
          <text:p text:style-name="P2"><text:span text:style-name="T3"><text:s text:c="5"/></text:span><text:span text:style-name="T3">Support for non-linear mechanical simulation</text:span></text:p>
          <text:p text:style-name="P2"><text:span text:style-name="T3"><text:s text:c="5"/></text:span><text:span text:style-name="T3">Post-processing for thermo-mechnical simulation</text:span></text:p>
          <text:p text:style-name="P2"><text:span text:style-name="T3"><text:s text:c="5"/></text:span><text:span text:style-name="T3">Handle complex boundary conditions</text:span></text:p>
          <text:p text:style-name="P2"><text:span text:style-name="T3"><text:s text:c="5"/></text:span><text:span text:style-name="T3">High level abstraction API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onnecteur droit avec flèche 1" draw:style-name="gr2" draw:text-style-name="P4" draw:layer="layout" svg:width="0.001cm" svg:height="10cm" draw:transform="rotate (-3.14159265358979) translate (10.133cm 10.4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2" draw:style-name="gr3" draw:text-style-name="P6" draw:layer="layout" svg:width="3.154cm" svg:height="1.434cm" draw:transform="rotate (1.5707963267949) translate (9.963cm 9.996cm)">
          <text:p text:style-name="P5"><text:span text:style-name="T4">Low-level </text:span></text:p>
          <text:p text:style-name="P5"><text:span text:style-name="T4">extern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4" draw:text-style-name="P6" draw:layer="layout" svg:width="2.411cm" svg:height="1.434cm" draw:transform="rotate (1.5707963267949) translate (9.963cm 6.099cm)">
          <text:p text:style-name="P5"><text:span text:style-name="T4">High-level </text:span></text:p>
          <text:p text:style-name="P5"><text:span text:style-name="T4">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5" draw:text-style-name="P6" draw:layer="layout" svg:width="2.479cm" svg:height="0.843cm" draw:transform="rotate (1.5707963267949) translate (10.015cm 3.085cm)">
          <text:p text:style-name="P5"><text:span text:style-name="T4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7" draw:layer="layout" svg:x1="12.854cm" svg:y1="0cm" svg:x2="12.854cm" svg:y2="11cm">
          <text:p/>
        </draw:line>
        <draw:custom-shape draw:name="CustomShape 3" draw:style-name="gr7" draw:text-style-name="P9" draw:layer="layout" svg:width="2.889cm" svg:height="2.46cm" svg:x="6.618cm" svg:y="3.54cm">
          <text:p text:style-name="P5"><text:span text:style-name="T5">MFEM</text:span></text:p>
          <text:p text:style-name="P8"><text:span text:style-name="T6">Finite elements library</text:span></text:p>
          <text:p text:style-name="P8"><text:span text:style-name="T6">Parallel support</text:span></text:p>
          <text:p text:style-name="P8"><text:span text:style-name="T6">Solver/Preconditioner </text:span></text:p>
          <text:p text:style-name="P8"><text:span text:style-name="T6">Mesh reader</text:span></text:p>
          <text:p text:style-name="P8"><text:span text:style-name="T6">Load Balancing</text:span></text:p>
          <text:p text:style-name="P8"><text:span text:style-name="T6"/></text:p>
          <text:p text:style-name="P8"><text:span text:style-name="T2"><text:s/></text:span></text:p>
          <text:p text:style-name="P8"><text:span text:style-name="T7"/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" draw:text-style-name="P9" draw:layer="layout" svg:width="2.889cm" svg:height="2.442cm" svg:x="3.427cm" svg:y="3.54cm">
          <text:p text:style-name="P5"><text:span text:style-name="T5">MFRONT</text:span></text:p>
          <text:p text:style-name="P8"><text:span text:style-name="T6">Code generator </text:span></text:p>
          <text:p text:style-name="P8"><text:span text:style-name="T6">for behavior law </text:span></text:p>
          <text:p text:style-name="P8"><text:span text:style-name="T6">(DSL)</text:span></text:p>
          <text:p text:style-name="P8"><text:span text:style-name="T6">High performance</text:span></text:p>
          <text:p text:style-name="P8"><text:span text:style-name="T2"/></text:p>
          <text:p text:style-name="P8"><text:span text:style-name="T7"/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9" draw:text-style-name="P9" draw:layer="layout" svg:width="2.889cm" svg:height="2.442cm" svg:x="0.236cm" svg:y="3.54cm">
          <text:p text:style-name="P5"><text:span text:style-name="T5">MGIS</text:span></text:p>
          <text:p text:style-name="P8"><text:span text:style-name="T6">Data support for </text:span></text:p>
          <text:p text:style-name="P8"><text:span text:style-name="T6">behavior law</text:span></text:p>
          <text:p text:style-name="P8"><text:span text:style-name="T2"/></text:p>
          <text:p text:style-name="P8"><text:span text:style-name="T7"/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" draw:style-name="gr10" draw:text-style-name="P11" draw:layer="layout" svg:width="1.662cm" svg:height="1.121cm" svg:x="6.019cm" svg:y="6.351cm">
          <text:p text:style-name="P10"><text:span text:style-name="T8">PETSc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1" draw:text-style-name="P11" draw:layer="layout" svg:width="1.662cm" svg:height="1.121cm" svg:x="7.891cm" svg:y="6.351cm">
          <text:p text:style-name="P10"><text:span text:style-name="T8">HYPRE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2" draw:text-style-name="P11" draw:layer="layout" svg:width="1.662cm" svg:height="1.121cm" svg:x="4.146cm" svg:y="6.351cm">
          <text:p text:style-name="P10"><text:span text:style-name="T8">MPI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3" draw:text-style-name="P11" draw:layer="layout" svg:width="1.662cm" svg:height="1.121cm" svg:x="0.291cm" svg:y="6.351cm">
          <text:p text:style-name="P10"><text:span text:style-name="T8">C++17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4" draw:text-style-name="P11" draw:layer="layout" svg:width="1.662cm" svg:height="1.121cm" svg:x="2.219cm" svg:y="6.351cm">
          <text:p text:style-name="P10"><text:span text:style-name="T8">Zoltan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5" draw:text-style-name="P11" draw:layer="layout" svg:width="1.662cm" svg:height="1.121cm" svg:x="2.219cm" svg:y="7.651cm">
          <text:p text:style-name="P10"><text:span text:style-name="T8">METIS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6" draw:text-style-name="P11" draw:layer="layout" svg:width="1.662cm" svg:height="1.121cm" svg:x="4.146cm" svg:y="7.651cm">
          <text:p text:style-name="P10"><text:span text:style-name="T8">OpenMP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7" draw:text-style-name="P11" draw:layer="layout" svg:width="1.662cm" svg:height="1.121cm" svg:x="6.019cm" svg:y="7.651cm">
          <text:p text:style-name="P10"><text:span text:style-name="T8">MUMPS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8" draw:text-style-name="P11" draw:layer="layout" svg:width="1.662cm" svg:height="1.121cm" svg:x="7.891cm" svg:y="7.651cm">
          <text:p text:style-name="P10"><text:span text:style-name="T8">SuperLU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9" draw:text-style-name="P13" draw:layer="layout" svg:width="1.662cm" svg:height="1.121cm" svg:x="7.891cm" svg:y="8.951cm">
          <text:p text:style-name="P12"><text:span text:style-name="T9">UMFP</text:span><text:span text:style-name="T9">ACK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0" draw:text-style-name="P11" draw:layer="layout" svg:width="1.662cm" svg:height="1.121cm" svg:x="6cm" svg:y="8.951cm">
          <text:p text:style-name="P10"><text:span text:style-name="T8">SuperLU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1" draw:text-style-name="P11" draw:layer="layout" svg:width="1.662cm" svg:height="1.121cm" svg:x="0.291cm" svg:y="7.651cm">
          <text:p text:style-name="P10"><text:span text:style-name="T8">CMake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22" draw:text-style-name="P11" draw:layer="layout" svg:width="1.662cm" svg:height="1.121cm" svg:x="0.291cm" svg:y="7.651cm">
          <text:p text:style-name="P10"><text:span text:style-name="T8">CMake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3" draw:text-style-name="P11" draw:layer="layout" svg:width="1.662cm" svg:height="1.121cm" svg:x="0.291cm" svg:y="8.951cm">
          <text:p text:style-name="P10"><text:span text:style-name="T8">Spack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Long_20_Dash" svg:stroke-width="0cm" svg:stroke-color="#81d41a" draw:marker-start-width="0.2cm" draw:marker-start-center="false" draw:marker-end-width="0.2cm" draw:marker-end-center="false" svg:stroke-opacity="100%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52cm" svg:height="7.575cm" svg:x="1.023cm" svg:y="2.485cm"/>
      <draw:page-thumbnail draw:layer="backgroundobjects" svg:width="8.952cm" svg:height="7.575cm" svg:x="1.023cm" svg:y="11.061cm"/>
      <draw:page-thumbnail draw:layer="backgroundobjects" svg:width="8.952cm" svg:height="7.575cm" svg:x="1.023cm" svg:y="19.637cm"/>
      <draw:page-thumbnail draw:layer="backgroundobjects" svg:width="8.952cm" svg:height="7.575cm" svg:x="11.023cm" svg:y="2.485cm"/>
      <draw:page-thumbnail draw:layer="backgroundobjects" svg:width="8.952cm" svg:height="7.575cm" svg:x="11.023cm" svg:y="11.061cm"/>
      <draw:page-thumbnail draw:layer="backgroundobjects" svg:width="8.952cm" svg:height="7.575cm" svg:x="11.023cm" svg:y="19.637cm"/>
    </style:handout-master>
    <style:master-page style:name="Standard" style:page-layout-name="PM1" draw:style-name="Mdp1">
      <draw:frame presentation:style-name="Standard-title" draw:layer="backgroundobjects" svg:width="36.399cm" svg:height="2.629cm" svg:x="2.022cm" svg:y="0.628cm" presentation:class="title" presentation:placeholder="true">
        <draw:text-box/>
      </draw:frame>
      <draw:frame presentation:style-name="Standard-outline1" draw:layer="backgroundobjects" svg:width="36.399cm" svg:height="9.134cm" svg:x="2.022cm" svg:y="3.685cm" presentation:class="outline" presentation:placeholder="true">
        <draw:text-box/>
      </draw:frame>
      <draw:frame presentation:style-name="Mpr1" draw:text-style-name="MP2" draw:layer="backgroundobjects" svg:width="9.423cm" svg:height="1.085cm" svg:x="2.022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19cm" svg:height="1.085cm" svg:x="13.832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23cm" svg:height="1.085cm" svg:x="28.998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0:24:20.450865310</meta:creation-date>
    <dc:date>2023-08-15T17:50:58.437980742</dc:date>
    <meta:editing-duration>PT24M49S</meta:editing-duration>
    <meta:editing-cycles>12</meta:editing-cycles>
    <meta:generator>LibreOffice/7.3.7.2$Linux_X86_64 LibreOffice_project/30$Build-2</meta:generator>
    <meta:document-statistic meta:object-count="46"/>
  </office:meta>
</office:document-meta>
</file>